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2.5pt"/>
    </style:style>
    <style:style style:name="co2" style:family="table-column">
      <style:table-column-properties fo:break-before="auto" style:column-width="459.3pt"/>
    </style:style>
    <style:style style:name="co3" style:family="table-column">
      <style:table-column-properties fo:break-before="auto" style:column-width="78.75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82.4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>
            <text:p>problème</text:p>
          </table:table-cell>
          <table:table-cell table:style-name="ce2" office:value-type="string" calcext:value-type="string">
            <text:p>traiteme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table:style-name="ce2" office:value-type="string" calcext:value-type="string">
            <text:p>Outlier </text:p>
          </table:table-cell>
          <table:table-cell table:style-name="ce2" office:value-type="string" calcext:value-type="string">
            <text:p>fixing iqr for all values is not good. Looking at histogram also.</text:p>
            <text:p><text:span text:style-name="T1">If huge outlier:</text:span> Try to estimate with correlated column, or if not possible</text:p>
            <text:p>With mean.</text:p>
            <text:p>If small outlier: make less extreme ( for ex replace -4 by -2)</text:p>
            <text:p/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valeurs manquantes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>
            <text:p>choses extraordinaires</text:p>
          </table:table-cell>
          <table:table-cell table:style-name="ce2" office:value-type="string" calcext:value-type="string">
            <text:p>la varibale OilCum360 a une forte densité à -0.8, pas normal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c.f.</text:p>
          </table:table-cell>
          <table:table-cell table:number-columns-repeated="102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3T11:26:46.509800970</dc:date>
    <meta:editing-duration>PT3M12S</meta:editing-duration>
    <meta:editing-cycles>1</meta:editing-cycles>
    <meta:document-statistic meta:table-count="1" meta:cell-count="8" meta:object-count="0"/>
    <meta:generator>LibreOffice/5.1.6.2$Linux_X86_64 LibreOffice_project/10m0$Build-2</meta:generator>
  </office:meta>
</office:document-meta>
</file>